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273cm"/>
      <style:paragraph-properties style:writing-mode="lr-tb"/>
    </style:style>
    <style:style style:name="gr4" style:family="graphic" style:parent-style-name="standard">
      <style:graphic-properties draw:stroke="none" draw:fill="none" fo:min-height="15.96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36cm" fo:min-width="28.0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28.0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6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4cm" fo:min-width="0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082cm"/>
      <style:paragraph-properties style:writing-mode="lr-tb"/>
    </style:style>
    <style:style style:name="pr5" style:family="presentation" style:parent-style-name="Default-title">
      <style:graphic-properties fo:min-height="1.841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ote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9.243cm" svg:height="0.963cm" svg:x="2.475cm" svg:y="4.567cm">
          <draw:text-box>
            <text:p>findstr <text:s/>/s /c:"Enter a path and optionally file name (see below) to" *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082cm" svg:x="1.4cm" svg:y="0.317cm" presentation:class="title" presentation:user-transformed="true">
          <draw:text-box>
            <text:p>Output Field 1</text:p>
          </draw:text-box>
        </draw:frame>
        <draw:frame draw:style-name="gr3" draw:text-style-name="P5" draw:layer="layout" svg:width="27.428cm" svg:height="13.523cm" svg:x="0.819cm" svg:y="2.227cm">
          <draw:text-box>
            <text:p><text:span text:style-name="T1">Enter a path and optionally file name (see below) to be used as the default for the post processor export.</text:span></text:p>
            <text:p><text:span text:style-name="T1">The following substitutions are performed before the name is resolved at the time of the post processing:</text:span></text:p>
            <text:p><text:span text:style-name="T1">Substitution allows the following:</text:span></text:p>
            <text:p><text:span text:style-name="T1">%D ... directory of the active document</text:span></text:p>
            <text:p><text:span text:style-name="T1">%d ... name of the active document (with extension)</text:span></text:p>
            <text:p><text:span text:style-name="T1">%M ... user macro directory</text:span></text:p>
            <text:p><text:span text:style-name="T1">%j ... name of the active Job object</text:span></text:p>
            <text:p><text:span text:style-name="T1"/></text:p>
            <text:p><text:span text:style-name="T1">The Following can be used if output is being split. If Output is not split</text:span></text:p>
            <text:p><text:span text:style-name="T1">these will be ignored.</text:span></text:p>
            <text:p><text:span text:style-name="T1">%T ... Tool Number</text:span></text:p>
            <text:p><text:span text:style-name="T1">%t ... Tool Controller label</text:span></text:p>
            <text:p><text:span text:style-name="T1"/></text:p>
            <text:p><text:span text:style-name="T1">%W ... Work Coordinate System</text:span></text:p>
            <text:p><text:span text:style-name="T1">%O ... Operation Label</text:span></text:p>
            <text:p><text:span text:style-name="T1"/></text:p>
            <text:p><text:span text:style-name="T1">When splitting output, a sequence number will always be added.</text:span></text:p>
            <text:p><text:span text:style-name="T1"/></text:p>
            <text:p><text:span text:style-name="T1">if %S is included, you can specify where the number occurs. <text:s/>Without it, the number will be added to the end of the string.</text:span></text:p>
            <text:p><text:span text:style-name="T1"/></text:p>
            <text:p><text:span text:style-name="T1">%S ... Sequence Number</text:span></text:p>
            <text:p><text:span text:style-name="T1"/></text:p>
            <text:p text:style-name="P4"><text:span text:style-name="T1">The following example store all files with the same name as the document the directory /home/freecad (please remove quotes):</text:span></text:p>
            <text:p text:style-name="P4"><text:span text:style-name="T1">&amp;amp;quot;/home/cnc/%d.g-code&amp;amp;quot;</text:span></text:p>
            <text:p text:style-name="P4"><text:span text:style-name="T1">See the file save policy below on how to deal with name conflicts.&lt;/source&gt;</text:span></text:p>
            <text:p text:style-name="P4"><text:span text:style-name="T1"><text:s text:c="6"/></text:span><text:span text:style-name="T1">&lt;translation type="unfinished"&gt;Enter a path and optionally file name (see below) to be used as the default for the post processor export.</text:span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1.841cm" svg:x="1.4cm" svg:y="0.416cm" presentation:class="title" presentation:user-transformed="true">
          <draw:text-box>
            <text:p>Output Field 2</text:p>
          </draw:text-box>
        </draw:frame>
        <draw:frame draw:style-name="gr4" draw:text-style-name="P7" draw:layer="layout" svg:width="26.345cm" svg:height="16.211cm" svg:x="0.82cm" svg:y="2.224cm">
          <draw:text-box>
            <text:p><text:span text:style-name="T2"/></text:p>
            <text:p><text:span text:style-name="T1"/></text:p>
            <text:p><text:span text:style-name="T1">The following substitutions are performed before the name is resolved at the time of the post processing:</text:span></text:p>
            <text:p><text:span text:style-name="T1">Substitution allows the following:</text:span></text:p>
            <text:p><text:span text:style-name="T1">%D ... directory of the active document</text:span></text:p>
            <text:p><text:span text:style-name="T1">%d ... name of the active document (with extension)</text:span></text:p>
            <text:p><text:span text:style-name="T1">%M ... user macro directory</text:span></text:p>
            <text:p><text:span text:style-name="T1">%j ... name of the active Job object</text:span></text:p>
            <text:p><text:span text:style-name="T1"/></text:p>
            <text:p><text:span text:style-name="T1">The Following can be used if output is being split. If Output is not split</text:span></text:p>
            <text:p><text:span text:style-name="T1">these will be ignored.</text:span></text:p>
            <text:p><text:span text:style-name="T1">%T ... Tool Number</text:span></text:p>
            <text:p><text:span text:style-name="T1">%t ... Tool Controller label</text:span></text:p>
            <text:p><text:span text:style-name="T1"/></text:p>
            <text:p><text:span text:style-name="T1">%W ... Work Coordinate System</text:span></text:p>
            <text:p><text:span text:style-name="T1">%O ... Operation Label</text:span></text:p>
            <text:p><text:span text:style-name="T1"/></text:p>
            <text:p><text:span text:style-name="T1">When splitting output, a sequence number will always be added.</text:span></text:p>
            <text:p><text:span text:style-name="T1"/></text:p>
            <text:p><text:span text:style-name="T1">if %S is included, you can specify where the number occurs. <text:s/>Without it, the number will be added to the end of the string.</text:span></text:p>
            <text:p><text:span text:style-name="T1"/></text:p>
            <text:p><text:span text:style-name="T1">%S ... Sequence Number</text:span></text:p>
            <text:p><text:span text:style-name="T1"/></text:p>
            <text:p><text:span text:style-name="T1">The following example store all files with the same name as the document the directory /home/freecad (please remove quotes):</text:span></text:p>
            <text:p><text:span text:style-name="T1">&amp;amp;quot;/home/cnc/%d.g-code&amp;amp;quot;</text:span></text:p>
            <text:p><text:span text:style-name="T1">See the file save policy below on how to deal with name conflict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1.841cm" svg:x="1.4cm" svg:y="0.416cm" presentation:class="title" presentation:user-transformed="true">
          <draw:text-box>
            <text:p>Questions</text:p>
          </draw:text-box>
        </draw:frame>
        <draw:frame draw:style-name="gr5" draw:text-style-name="P8" draw:layer="layout" svg:width="24.554cm" svg:height="13.286cm" svg:x="1.799cm" svg:y="4.021cm">
          <draw:text-box>
            <text:p>1) How so fixtures work? </text:p>
            <text:p/>
            <text:p>Effectively yes. <text:s/>But what that looks like depends on other options, specificall the order-by</text:p>
            <text:p>This controls when the machine moves from one CS to the next. <text:s/>If you order-by fixture, It will do everything in G54, then start over in the next one.</text:p>
            <text:p>If you order by tool, It will do the first tool change, do all the ops in all the fixtures with that tool until a change is needed, then change and continue.</text:p>
            <text:p>If you order by operation, it will do op1 in all fixtures, <text:s/>then op2 in all fixtures, etc.</text:p>
            <text:p><text:s text:c="6"/>Tool paths do not let you select a working cord. Are these to produce multiples of the same part?</text:p>
            <text:p/>
            <text:p>2) Job objects and Tool objects look very similar, how to tell them apart? </text:p>
            <text:p><text:s text:c="3"/>i.e. </text:p>
            <text:p><text:span text:style-name="T1">Object Name: <text:s/>Job <text:s text:c="2"/>| Object Label: <text:s/>Job1 <text:s/>| Object Type: <text:s/>Path::FeaturePython</text:span></text:p>
            <text:p><text:span text:style-name="T1">Object Name: <text:s/>TC__6_mm_Bull_Nose <text:s text:c="2"/>| Object Label: <text:s/>TC: 6 mm Bull Nose <text:s/>| Object Type: <text:s/>Path::FeaturePython</text:span></text:p>
            <text:p><text:span text:style-name="T1"/></text:p>
            <text:p><text:span text:style-name="T1"><text:s text:c="5"/></text:span><text:span text:style-name="T1">Use the hasattr(obj, 'Fixtures'): call. The parameter Fixtures is unique to Jobs</text:span></text:p>
            <text:p><text:span text:style-name="T1"/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1.841cm" svg:x="1.4cm" svg:y="0.416cm" presentation:class="title" presentation:user-transformed="true">
          <draw:text-box>
            <text:p>Notes</text:p>
          </draw:text-box>
        </draw:frame>
        <draw:frame draw:style-name="gr6" draw:text-style-name="P8" draw:layer="layout" svg:width="24.554cm" svg:height="8.072cm" svg:x="1.799cm" svg:y="4.021cm">
          <draw:text-box>
            <text:p>App dirs contain C++ code</text:p>
            <text:p/>
            <text:p>So the only times you should really use __dict__ is when you are writing code which needs to work regardless of which attributes the instance might have; i.e. you specifically want code which will work even if you change the class's structure or its attribute names, or code which will work across multiple classes with different structures. 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ding Note 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:\Users\cesla\github\FreeCAD\src\Mod\CAM\Tests</text:p>
              </text:list-item>
              <text:list-item>
                <text:p>C:\Users\cesla\github\FreeCAD\src\Mod\CAM\Path\Post\scrip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7" draw:text-style-name="P11" draw:layer="layout" svg:width="25.668cm" svg:height="8.576cm" svg:x="0.839cm" svg:y="5.444cm">
          <draw:text-box>
            <text:p text:style-name="P10"><text:span text:style-name="T3">Memory usage of Attributes</text:span></text:p>
            <text:p text:style-name="P10"><text:span text:style-name="T3">Dynamically adding attributes at runtime on instance level or class level comes with a cost. The dictionary structure is quite memory intensive in Python’s internals. In situations where you instantiate a lot (thousands) of instances, this might become a bottleneck.</text:span></text:p>
            <text:p text:style-name="P10"><text:span text:style-name="T3"/></text:p>
            <text:p text:style-name="P10"><text:span text:style-name="T3">However, first things first: What are slots? While you can dynamically add attributes to “things” in Python, slots restrict this functionality. When you add a __slots__ attribute to a class, you pre-define which member attributes you allow. Let’s have a look:</text:span></text:p>
            <text:p text:style-name="P10"><text:span text:style-name="T3"/></text:p>
            <text:p text:style-name="P10"><text:span text:style-name="T3">class SlottedClass:</text:span></text:p>
            <text:p text:style-name="P10"><text:span text:style-name="T3"><text:s text:c="4"/></text:span><text:span text:style-name="T3">__slots__ = ['value']</text:span></text:p>
            <text:p text:style-name="P10"><text:span text:style-name="T3"><text:s text:c="4"/></text:span><text:span text:style-name="T3">def __init__(self, i):</text:span></text:p>
            <text:p text:style-name="P10"><text:span text:style-name="T3"><text:s text:c="8"/></text:span><text:span text:style-name="T3">self.value = i</text:span></text:p>
            <text:p text:style-name="P10"><text:span text:style-name="T3">With this definition, any instance of SlottedClass can only access the attribute value. Accessing other (dynamic) attributes will raise an AttributeError:</text:span></text:p>
          </draw:text-box>
        </draw:frame>
        <draw:frame draw:style-name="gr8" draw:text-style-name="P12" draw:layer="layout" svg:width="11.784cm" svg:height="0.962cm" svg:x="2.02cm" svg:y="2.309cm">
          <draw:text-box>
            <text:p>https://bas.codes/posts/python-dict-slots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lass Objects</text:p>
          </draw:text-box>
        </draw:frame>
        <draw:frame draw:style-name="gr9" draw:text-style-name="P8" xml:id="id1" draw:id="id1" draw:layer="layout" svg:width="4.617cm" svg:height="0.962cm" svg:x="8.778cm" svg:y="3.871cm">
          <draw:text-box>
            <text:p>CNC_Machine</text:p>
          </draw:text-box>
        </draw:frame>
        <draw:frame draw:style-name="gr10" draw:text-style-name="P8" xml:id="id2" draw:id="id2" draw:layer="layout" svg:width="4.968cm" svg:height="1.094cm" svg:x="3.769cm" svg:y="6.809cm">
          <draw:text-box>
            <text:p>CNC_Controller</text:p>
          </draw:text-box>
        </draw:frame>
        <draw:connector draw:style-name="gr11" draw:text-style-name="P13" draw:layer="layout" svg:x1="11.086cm" svg:y1="4.833cm" svg:x2="6.253cm" svg:y2="6.809cm" draw:start-shape="id1" draw:start-glue-point="2" draw:end-shape="id2" draw:end-glue-point="0" svg:d="M11086 4833v988h-4833v988" svg:viewBox="0 0 4834 1977">
          <text:p/>
        </draw:connector>
        <draw:frame draw:style-name="gr12" draw:text-style-name="P8" draw:layer="layout" svg:width="1.789cm" svg:height="1.361cm" svg:x="7.358cm" svg:y="5.027cm">
          <draw:text-box>
            <text:p><text:span text:style-name="T3">Has a</text:span></text:p>
          </draw:text-box>
        </draw:frame>
        <draw:frame draw:style-name="gr13" draw:text-style-name="P8" draw:layer="layout" svg:width="9.65cm" svg:height="2.384cm" svg:x="12.782cm" svg:y="5.556cm">
          <draw:text-box>
            <text:p>Attributes</text:p>
            <text:p>Number of Axis</text:p>
            <text:p>Machining space (bounding box)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6T15:30:26.033000000</meta:creation-date>
    <dc:date>2024-06-18T06:20:34.435000000</dc:date>
    <meta:editing-duration>P1DT5H19M33S</meta:editing-duration>
    <meta:editing-cycles>12</meta:editing-cycles>
    <meta:generator>LibreOffice/7.3.2.2$Windows_X86_64 LibreOffice_project/49f2b1bff42cfccbd8f788c8dc32c1c309559be0</meta:generator>
    <meta:document-statistic meta:object-count="58"/>
  </office:meta>
</office:document-meta>
</file>